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putSourceEditor.InputSourceEditor( ResourceEditor resourceEd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SourceEditor.setAsText( String 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putSourceEditor.InputSource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SourceEditor.getAs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